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officeooo:rsid="0018c709" officeooo:paragraph-rsid="0018c709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officeooo:rsid="001a4f34" officeooo:paragraph-rsid="001a4f34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officeooo:rsid="001a2229" officeooo:paragraph-rsid="001a2229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officeooo:rsid="001b8fb4" officeooo:paragraph-rsid="001b8fb4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officeooo:rsid="001d6921" officeooo:paragraph-rsid="001d6921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officeooo:rsid="001e38f7" officeooo:paragraph-rsid="001e38f7" style:font-size-asian="14pt" style:font-size-complex="14pt"/>
    </style:style>
    <style:style style:name="P7" style:family="paragraph" style:parent-style-name="Standard">
      <style:paragraph-properties fo:line-height="115%"/>
      <style:text-properties fo:font-size="14pt" officeooo:rsid="002037f2" officeooo:paragraph-rsid="002037f2" style:font-size-asian="14pt" style:font-size-complex="14pt"/>
    </style:style>
    <style:style style:name="P8" style:family="paragraph" style:parent-style-name="Standard">
      <style:paragraph-properties fo:line-height="115%"/>
      <style:text-properties officeooo:paragraph-rsid="001d6921"/>
    </style:style>
    <style:style style:name="P9" style:family="paragraph" style:parent-style-name="Standard">
      <style:paragraph-properties fo:margin-top="0.101cm" fo:margin-bottom="0.101cm" loext:contextual-spacing="false" fo:line-height="115%"/>
      <style:text-properties fo:font-size="16pt" officeooo:rsid="0018c709" officeooo:paragraph-rsid="0018c709" style:font-size-asian="16pt" style:font-size-complex="16pt"/>
    </style:style>
    <style:style style:name="P10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6pt" officeooo:rsid="0018c709" officeooo:paragraph-rsid="0018c709" style:font-size-asian="16pt" style:font-size-complex="16pt"/>
    </style:style>
    <style:style style:name="P11" style:family="paragraph" style:parent-style-name="Standard">
      <style:paragraph-properties fo:line-height="115%" style:writing-mode="lr-tb"/>
      <style:text-properties fo:font-size="14pt" officeooo:rsid="002037f2" officeooo:paragraph-rsid="00211a20" style:font-size-asian="14pt" style:font-size-complex="14pt"/>
    </style:style>
    <style:style style:name="P12" style:family="paragraph" style:parent-style-name="Standard">
      <style:paragraph-properties fo:line-height="115%" style:writing-mode="lr-tb"/>
      <style:text-properties fo:font-size="14pt" officeooo:rsid="00211a20" officeooo:paragraph-rsid="00211a20" style:font-size-asian="14pt" style:font-size-complex="14pt"/>
    </style:style>
    <style:style style:name="P13" style:family="paragraph" style:parent-style-name="Standard">
      <style:paragraph-properties fo:line-height="115%" style:writing-mode="lr-tb"/>
      <style:text-properties fo:font-size="14pt" officeooo:rsid="0023a8d3" officeooo:paragraph-rsid="0023a8d3" style:font-size-asian="14pt" style:font-size-complex="14pt"/>
    </style:style>
    <style:style style:name="P14" style:family="paragraph" style:parent-style-name="Standard">
      <style:paragraph-properties fo:line-height="115%" style:writing-mode="lr-tb"/>
      <style:text-properties fo:font-size="14pt" officeooo:rsid="002495ec" officeooo:paragraph-rsid="002495ec" style:font-size-asian="14pt" style:font-size-complex="14pt"/>
    </style:style>
    <style:style style:name="P15" style:family="paragraph" style:parent-style-name="Standard">
      <style:paragraph-properties fo:line-height="115%"/>
      <style:text-properties style:text-position="0% 100%" fo:font-size="14pt" fo:font-weight="normal" officeooo:rsid="00221f10" officeooo:paragraph-rsid="001b8fb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/>
      <style:text-properties style:text-position="0% 100%" fo:font-size="14pt" fo:font-weight="normal" officeooo:rsid="002037f2" officeooo:paragraph-rsid="002037f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/>
      <style:text-properties style:text-position="0% 100%" fo:font-size="14pt" fo:font-weight="bold" officeooo:rsid="001d6921" officeooo:paragraph-rsid="001d692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style:writing-mode="lr-tb"/>
      <style:text-properties style:text-position="0% 100%" fo:font-size="14pt" officeooo:rsid="00211a20" officeooo:paragraph-rsid="00211a20" style:font-size-asian="14pt" style:font-size-complex="14pt"/>
    </style:style>
    <style:style style:name="P19" style:family="paragraph" style:parent-style-name="Standard">
      <style:paragraph-properties fo:line-height="115%" style:writing-mode="lr-tb"/>
      <style:text-properties style:text-position="0% 100%" fo:font-size="14pt" officeooo:rsid="00221f10" officeooo:paragraph-rsid="00221f10" style:font-size-asian="14pt" style:font-size-complex="14pt"/>
    </style:style>
    <style:style style:name="P20" style:family="paragraph" style:parent-style-name="Standard">
      <style:paragraph-properties fo:line-height="115%" style:writing-mode="lr-tb"/>
      <style:text-properties style:text-position="0% 100%" fo:font-size="14pt" officeooo:rsid="00239d76" officeooo:paragraph-rsid="00239d76" style:font-size-asian="14pt" style:font-size-complex="14pt"/>
    </style:style>
    <style:style style:name="P21" style:family="paragraph" style:parent-style-name="Standard">
      <style:paragraph-properties fo:line-height="115%" style:writing-mode="lr-tb"/>
      <style:text-properties style:text-position="0% 100%" fo:font-size="14pt" officeooo:rsid="0023a8d3" officeooo:paragraph-rsid="0023a8d3" style:font-size-asian="14pt" style:font-size-complex="14pt"/>
    </style:style>
    <style:style style:name="P22" style:family="paragraph" style:parent-style-name="Standard">
      <style:paragraph-properties fo:line-height="115%" style:writing-mode="lr-tb"/>
      <style:text-properties style:text-position="0% 100%" fo:font-size="14pt" officeooo:rsid="002495ec" officeooo:paragraph-rsid="0023a8d3" style:font-size-asian="14pt" style:font-size-complex="14pt"/>
    </style:style>
    <style:style style:name="P23" style:family="paragraph" style:parent-style-name="Standard">
      <style:paragraph-properties fo:line-height="115%" style:writing-mode="lr-tb"/>
      <style:text-properties style:text-position="0% 100%" fo:font-size="14pt" officeooo:rsid="002495ec" officeooo:paragraph-rsid="002495ec" style:font-size-asian="14pt" style:font-size-complex="14pt"/>
    </style:style>
    <style:style style:name="P24" style:family="paragraph" style:parent-style-name="Standard">
      <style:paragraph-properties fo:line-height="115%" style:writing-mode="lr-tb"/>
      <style:text-properties fo:font-size="14pt" officeooo:rsid="002495ec" officeooo:paragraph-rsid="002495ec" style:font-size-asian="14pt" style:font-size-complex="14pt"/>
    </style:style>
    <style:style style:name="P25" style:family="paragraph" style:parent-style-name="Standard">
      <style:paragraph-properties fo:line-height="115%" style:writing-mode="lr-tb"/>
      <style:text-properties fo:font-size="14pt" officeooo:rsid="00281078" officeooo:paragraph-rsid="00281078" style:font-size-asian="14pt" style:font-size-complex="14pt"/>
    </style:style>
    <style:style style:name="P26" style:family="paragraph" style:parent-style-name="Standard">
      <style:paragraph-properties fo:line-height="115%" style:writing-mode="lr-tb"/>
      <style:text-properties fo:font-size="14pt" officeooo:rsid="00281078" officeooo:paragraph-rsid="002917bf" style:font-size-asian="14pt" style:font-size-complex="14pt"/>
    </style:style>
    <style:style style:name="P27" style:family="paragraph" style:parent-style-name="Standard">
      <style:paragraph-properties fo:line-height="115%" style:writing-mode="lr-tb"/>
      <style:text-properties fo:font-size="14pt" officeooo:rsid="002917bf" officeooo:paragraph-rsid="002917bf" style:font-size-asian="14pt" style:font-size-complex="14pt"/>
    </style:style>
    <style:style style:name="P28" style:family="paragraph" style:parent-style-name="Standard">
      <style:paragraph-properties fo:line-height="115%" style:writing-mode="lr-tb"/>
      <style:text-properties fo:font-size="14pt" officeooo:rsid="0029df35" officeooo:paragraph-rsid="0029df35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fo:font-size="14pt" fo:font-weight="normal" officeooo:rsid="001d6921" style:font-size-asian="14pt" style:font-weight-asian="normal" style:font-size-complex="14pt" style:font-weight-complex="normal"/>
    </style:style>
    <style:style style:name="T4" style:family="text">
      <style:text-properties style:text-position="super 58%" officeooo:rsid="002917bf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037f2" style:font-weight-asian="normal" style:font-weight-complex="normal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ize="14pt" fo:font-weight="normal" officeooo:rsid="001d6921" style:font-size-asian="14pt" style:font-weight-asian="normal" style:font-size-complex="14pt" style:font-weight-complex="normal"/>
    </style:style>
    <style:style style:name="T11" style:family="text">
      <style:text-properties style:text-position="0% 100%" fo:font-size="14pt" fo:font-weight="normal" officeooo:rsid="002037f2" style:font-size-asian="14pt" style:font-weight-asian="normal" style:font-size-complex="14pt" style:font-weight-complex="normal"/>
    </style:style>
    <style:style style:name="T12" style:family="text">
      <style:text-properties style:text-position="0% 100%" fo:font-size="14pt" fo:font-weight="bold" officeooo:rsid="001d6921" style:font-size-asian="14pt" style:font-weight-asian="bold" style:font-size-complex="14pt" style:font-weight-complex="bold"/>
    </style:style>
    <style:style style:name="T13" style:family="text">
      <style:text-properties style:text-position="0% 100%" officeooo:rsid="002495ec"/>
    </style:style>
    <style:style style:name="T14" style:family="text">
      <style:text-properties style:text-position="0% 100%" officeooo:rsid="002917bf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questions/50587/answer/submi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458 Assignment 3</text:p>
      <text:p text:style-name="P9">Name: Ron Ng Jian Ying</text:p>
      <text:p text:style-name="P9">UW userid: r32ng</text:p>
      <text:p text:style-name="P9">Student Number: 20801876</text:p>
      <text:p text:style-name="P1"/>
      <text:p text:style-name="P1"/>
      <text:p text:style-name="P2">Question 1</text:p>
      <text:p text:style-name="P2"/>
      <text:p text:style-name="P1">1a)</text:p>
      <text:p text:style-name="P3">The XOR of the two plaintexts is equivalent to the XOR of the two ciphertexts.</text:p>
      <text:p text:style-name="P3"/>
      <text:p text:style-name="P2">1b)</text:p>
      <text:p text:style-name="P2"/>
      <text:p text:style-name="P2"/>
      <text:p text:style-name="P2">Question 2</text:p>
      <text:p text:style-name="P2"/>
      <text:p text:style-name="P2">2a) </text:p>
      <text:p text:style-name="P7">Bob’s secret key is a = 23</text:p>
      <text:p text:style-name="P7">Alice’s secret key is b = 58</text:p>
      <text:p text:style-name="P7"/>
      <text:p text:style-name="P6">Alice gives to Bob the value A = g<text:span text:style-name="T1">a </text:span><text:span text:style-name="T7">mod p = 5</text:span><text:span text:style-name="T2">23</text:span><text:span text:style-name="T7"> mod 83 = 19</text:span></text:p>
      <text:p text:style-name="P4"><text:span text:style-name="T7">Bob gives to Alice the value B = g</text:span><text:span text:style-name="T2">b</text:span><text:span text:style-name="T7"> mod p = 5</text:span><text:span text:style-name="T2">58</text:span><text:span text:style-name="T7"> mod 83 = 7</text:span></text:p>
      <text:p text:style-name="P15"/>
      <text:p text:style-name="P8"><text:span text:style-name="T11">s = </text:span><text:span text:style-name="T10">B</text:span><text:span text:style-name="T3">a</text:span><text:span text:style-name="T10"> mod p = 7</text:span><text:span text:style-name="T3">23</text:span><text:span text:style-name="T10"> mod 83 = </text:span><text:span text:style-name="T12">37 </text:span></text:p>
      <text:p text:style-name="P5"><text:span text:style-name="T8">s = </text:span><text:span text:style-name="T7">A</text:span><text:span text:style-name="T2">b</text:span><text:span text:style-name="T7"> mod p <text:s/>= 19</text:span><text:span text:style-name="T2">58</text:span><text:span text:style-name="T7"> mod 83 = </text:span><text:span text:style-name="T9">37 </text:span></text:p>
      <text:p text:style-name="P17"/>
      <text:p text:style-name="P16">Without divulging their secret keys, Alice and Bob were able to arrive at the same value s. S would be the secret key shared between the two parties.</text:p>
      <text:p text:style-name="P2"/>
      <text:p text:style-name="P2"/>
      <text:p text:style-name="Standard">2b)</text:p>
      <text:p text:style-name="P11">Note that B<text:span text:style-name="T1">a</text:span><text:span text:style-name="T6"> mod p is really (g</text:span><text:span text:style-name="T1">b</text:span><text:span text:style-name="T6"> mod p)</text:span><text:span text:style-name="T1">a</text:span><text:span text:style-name="T6"> mod p = g</text:span><text:span text:style-name="T1">ab</text:span><text:span text:style-name="T6"> mod p and A</text:span><text:span text:style-name="T1">b</text:span><text:span text:style-name="T6"> is really (g</text:span><text:span text:style-name="T1">a</text:span><text:span text:style-name="T6"> mod p)</text:span><text:span text:style-name="T1">b</text:span><text:span text:style-name="T6"> = g</text:span><text:span text:style-name="T1">ab</text:span><text:span text:style-name="T6"> mod p. </text:span></text:p>
      <text:p text:style-name="P18"/>
      <text:p text:style-name="P11"><text:span text:style-name="T6">Eve knows g, g</text:span><text:span text:style-name="T1">a</text:span><text:span text:style-name="T6"> and g</text:span><text:span text:style-name="T1">b</text:span><text:span text:style-name="T6">, she needs to find the value of g</text:span><text:span text:style-name="T1">ab</text:span><text:span text:style-name="T6"> to obtain the secret key. </text:span></text:p>
      <text:p text:style-name="P12"><text:soft-page-break/><text:span text:style-name="T6">To find a, Eve would have to compute log</text:span><text:span text:style-name="T5">g</text:span><text:span text:style-name="T6">(A) = b. For certain groups of G, the discrete log can be quickly computed but if G is chosen properly it would be extremely difficult as there is no efficient way of solving for b.</text:span></text:p>
      <text:p text:style-name="P18"/>
      <text:p text:style-name="P19">Hence, Eve can recover the original secret values provided that G is not properly chosen. It is difficult to recover if G is chosen properly.</text:p>
      <text:p text:style-name="P19"/>
      <text:p text:style-name="P19"/>
      <text:p text:style-name="P20">2c)</text:p>
      <text:p text:style-name="P21">Alice ---- Mallory ---- Bob</text:p>
      <text:p text:style-name="P21"/>
      <text:p text:style-name="P13"><text:span text:style-name="T6">Alice sends g</text:span><text:span text:style-name="T1">a</text:span><text:span text:style-name="T6"> mod p. Mallory intercepts and replaces g</text:span><text:span text:style-name="T1">a</text:span><text:span text:style-name="T6"> with g</text:span><text:span text:style-name="T1">m</text:span><text:span text:style-name="T6">. </text:span></text:p>
      <text:p text:style-name="P13"><text:span text:style-name="T6">Bob sends g</text:span><text:span text:style-name="T1">b</text:span><text:span text:style-name="T6"> mod p. Mallory intercepts and replaces g</text:span><text:span text:style-name="T1">b</text:span><text:span text:style-name="T6"> with g</text:span><text:span text:style-name="T1">m</text:span><text:span text:style-name="T6">. </text:span></text:p>
      <text:p text:style-name="P13"><text:span text:style-name="T6"><text:line-break/>Neither Alice or Bob knows that </text:span><text:span text:style-name="T13">the values they received were altered by Mallory.</text:span></text:p>
      <text:p text:style-name="P22"/>
      <text:p text:style-name="P14"><text:span text:style-name="T6">Mallory then computes (g</text:span><text:span text:style-name="T1">a</text:span><text:span text:style-name="T6"> mod p)</text:span><text:span text:style-name="T1">b</text:span><text:span text:style-name="T6"> mod p which is the secret key with Alice and (g</text:span><text:span text:style-name="T1">b</text:span><text:span text:style-name="T6"> mod p)</text:span><text:span text:style-name="T1">a </text:span><text:span text:style-name="T6">which is the secret key with Bob.</text:span></text:p>
      <text:p text:style-name="P23"/>
      <text:p text:style-name="P23">When Alice sends messages to Bob, Mallory is able to decrypt the message since Alice shares a secret key with Mallory and not with Bob directly. The message can be altered and sent to Bob with the secret key shared by Mallory and Bob.</text:p>
      <text:p text:style-name="P23"/>
      <text:p text:style-name="P23">From Alice and Bob’s perspective, nothing appears fishy.</text:p>
      <text:p text:style-name="P23"/>
      <text:p text:style-name="P14"><text:span text:style-name="T6">A simple way to prevent this is to let g</text:span><text:span text:style-name="T1">a</text:span><text:span text:style-name="T6"> and g</text:span><text:span text:style-name="T1">b</text:span><text:span text:style-name="T6"> be signed by a Certificate Authority so that its values can be checked upon receiving it to make sure it is authentic.</text:span></text:p>
      <text:p text:style-name="P14"><text:span text:style-name="T6"/></text:p>
      <text:p text:style-name="P14"><text:span text:style-name="T6"/></text:p>
      <text:p text:style-name="P27"><text:span text:style-name="T6">Question 3</text:span></text:p>
      <text:p text:style-name="P26"><text:span text:style-name="T6"/></text:p>
      <text:p text:style-name="P26"><text:span text:style-name="T6">3</text:span><text:span text:style-name="T14">a</text:span><text:span text:style-name="T6">) </text:span></text:p>
      <text:p text:style-name="P26"><text:span text:style-name="T14">n = 4g</text:span><text:span text:style-name="T4">2</text:span><text:span text:style-name="T14">ab + 2ga + 2gb + 1 = 2g (2gab + a + b ) + 1</text:span></text:p>
      <text:p text:style-name="P25"><text:span text:style-name="T14"/></text:p>
      <text:p text:style-name="P27"><text:span text:style-name="T6">3b)</text:span></text:p>
      <text:p text:style-name="P27"><text:span text:style-name="T6"/></text:p>
      <text:p text:style-name="P28"><text:soft-page-break/><text:span text:style-name="T6">3c)</text:span></text:p>
      <text:p text:style-name="P28"><text:span text:style-name="T6"/></text:p>
      <text:p text:style-name="P28"><text:span text:style-name="T6">Question 4</text:span></text:p>
      <text:p text:style-name="P28"><text:span text:style-name="T6"/></text:p>
      <text:p text:style-name="P28"><text:span text:style-name="T6">a)</text:span></text:p>
      <text:p text:style-name="P27"><text:span text:style-name="T6"/></text:p>
      <text:p text:style-name="P2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22:36.993493822</meta:creation-date>
    <dc:date>2018-11-28T22:36:13.550212382</dc:date>
    <meta:editing-duration>PT5H57M41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3" meta:paragraph-count="38" meta:word-count="433" meta:character-count="2029" meta:non-whitespace-character-count="1624"/>
  </office:meta>
</office:document-meta>
</file>